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a08" officeooo:paragraph-rsid="00181a08"/>
    </style:style>
    <style:style style:name="P2" style:family="paragraph" style:parent-style-name="Standard">
      <style:text-properties officeooo:rsid="001d031c" officeooo:paragraph-rsid="001d031c"/>
    </style:style>
    <style:style style:name="P3" style:family="paragraph" style:parent-style-name="Standard">
      <style:text-properties officeooo:rsid="001d82ca" officeooo:paragraph-rsid="001d82ca"/>
    </style:style>
    <style:style style:name="P4" style:family="paragraph" style:parent-style-name="Standard">
      <style:text-properties officeooo:rsid="001f4c52" officeooo:paragraph-rsid="001f4c52"/>
    </style:style>
    <style:style style:name="P5" style:family="paragraph" style:parent-style-name="Standard">
      <style:text-properties officeooo:rsid="00217b0f" officeooo:paragraph-rsid="00217b0f"/>
    </style:style>
    <style:style style:name="P6" style:family="paragraph" style:parent-style-name="Standard">
      <style:text-properties officeooo:rsid="00239e6a" officeooo:paragraph-rsid="00239e6a"/>
    </style:style>
    <style:style style:name="P7" style:family="paragraph" style:parent-style-name="Standard">
      <style:text-properties officeooo:rsid="00239e6a" officeooo:paragraph-rsid="00256484"/>
    </style:style>
    <style:style style:name="P8" style:family="paragraph" style:parent-style-name="Standard">
      <style:text-properties officeooo:rsid="00240f21" officeooo:paragraph-rsid="00240f21"/>
    </style:style>
    <style:style style:name="P9" style:family="paragraph" style:parent-style-name="Standard">
      <style:text-properties officeooo:rsid="0025d6e8" officeooo:paragraph-rsid="0025d6e8"/>
    </style:style>
    <style:style style:name="P10" style:family="paragraph" style:parent-style-name="Standard">
      <style:text-properties officeooo:rsid="0028d65f" officeooo:paragraph-rsid="0028d65f"/>
    </style:style>
    <style:style style:name="P11" style:family="paragraph" style:parent-style-name="Standard">
      <style:text-properties officeooo:rsid="00292b5f" officeooo:paragraph-rsid="00292b5f"/>
    </style:style>
    <style:style style:name="P12" style:family="paragraph" style:parent-style-name="Standard">
      <style:text-properties officeooo:rsid="002b2aee" officeooo:paragraph-rsid="002b2aee"/>
    </style:style>
    <style:style style:name="P13" style:family="paragraph" style:parent-style-name="Standard">
      <style:text-properties officeooo:rsid="002c56c5" officeooo:paragraph-rsid="002c56c5"/>
    </style:style>
    <style:style style:name="P14" style:family="paragraph" style:parent-style-name="Standard">
      <style:paragraph-properties fo:text-align="justify" style:justify-single-word="false"/>
      <style:text-properties officeooo:rsid="002c56c5" officeooo:paragraph-rsid="002c56c5"/>
    </style:style>
    <style:style style:name="P15" style:family="paragraph" style:parent-style-name="Standard">
      <style:text-properties officeooo:rsid="002c85f2" officeooo:paragraph-rsid="002c85f2"/>
    </style:style>
    <style:style style:name="P16" style:family="paragraph" style:parent-style-name="Standard">
      <style:paragraph-properties fo:text-align="justify" style:justify-single-word="false"/>
      <style:text-properties officeooo:rsid="002c85f2" officeooo:paragraph-rsid="002c85f2"/>
    </style:style>
    <style:style style:name="P17" style:family="paragraph" style:parent-style-name="Standard">
      <style:text-properties officeooo:rsid="002dc78e" officeooo:paragraph-rsid="002dc78e"/>
    </style:style>
    <style:style style:name="P18" style:family="paragraph" style:parent-style-name="Standard">
      <style:text-properties officeooo:rsid="003058a8" officeooo:paragraph-rsid="003058a8"/>
    </style:style>
    <style:style style:name="P19" style:family="paragraph" style:parent-style-name="Standard">
      <style:text-properties officeooo:rsid="00306822" officeooo:paragraph-rsid="00306822"/>
    </style:style>
    <style:style style:name="P20" style:family="paragraph" style:parent-style-name="Standard">
      <style:text-properties fo:font-weight="bold" officeooo:rsid="00306822" officeooo:paragraph-rsid="00306822" style:font-weight-asian="bold" style:font-weight-complex="bold"/>
    </style:style>
    <style:style style:name="P21" style:family="paragraph" style:parent-style-name="Standard">
      <style:text-properties fo:font-weight="bold" officeooo:rsid="003058a8" officeooo:paragraph-rsid="003058a8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0cm"/>
        </style:tab-stops>
      </style:paragraph-properties>
      <style:text-properties fo:font-weight="bold" officeooo:rsid="003058a8" officeooo:paragraph-rsid="003058a8" style:font-weight-asian="bold" style:font-weight-complex="bold"/>
    </style:style>
    <style:style style:name="P23" style:family="paragraph" style:parent-style-name="Standard">
      <style:text-properties fo:font-weight="bold" officeooo:rsid="0035978d" officeooo:paragraph-rsid="0035978d" style:font-weight-asian="bold" style:font-weight-complex="bold"/>
    </style:style>
    <style:style style:name="P24" style:family="paragraph" style:parent-style-name="Standard">
      <style:text-properties officeooo:rsid="0035978d" officeooo:paragraph-rsid="0035978d"/>
    </style:style>
    <style:style style:name="P25" style:family="paragraph" style:parent-style-name="Standard">
      <style:paragraph-properties fo:break-before="page"/>
      <style:text-properties officeooo:rsid="002c85f2" officeooo:paragraph-rsid="002c85f2"/>
    </style:style>
    <style:style style:name="P26" style:family="paragraph" style:parent-style-name="Standard">
      <style:text-properties officeooo:paragraph-rsid="00239e6a"/>
    </style:style>
    <style:style style:name="T1" style:family="text">
      <style:text-properties officeooo:rsid="0019ecb8"/>
    </style:style>
    <style:style style:name="T2" style:family="text">
      <style:text-properties officeooo:rsid="001f4c52"/>
    </style:style>
    <style:style style:name="T3" style:family="text">
      <style:text-properties officeooo:rsid="00219f7b"/>
    </style:style>
    <style:style style:name="T4" style:family="text">
      <style:text-properties officeooo:rsid="00240f21"/>
    </style:style>
    <style:style style:name="T5" style:family="text">
      <style:text-properties officeooo:rsid="00256484"/>
    </style:style>
    <style:style style:name="T6" style:family="text">
      <style:text-properties officeooo:rsid="002738af"/>
    </style:style>
    <style:style style:name="T7" style:family="text">
      <style:text-properties officeooo:rsid="00292b5f"/>
    </style:style>
    <style:style style:name="T8" style:family="text">
      <style:text-properties officeooo:rsid="002b2aee"/>
    </style:style>
    <style:style style:name="T9" style:family="text">
      <style:text-properties officeooo:rsid="002c85f2"/>
    </style:style>
    <style:style style:name="T10" style:family="text">
      <style:text-properties officeooo:rsid="002f37c5"/>
    </style:style>
    <style:style style:name="T11" style:family="text">
      <style:text-properties officeooo:rsid="0030682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a0f5a"/>
    </style:style>
    <style:style style:name="T14" style:family="text">
      <style:text-properties officeooo:rsid="003d4344"/>
    </style:style>
    <style:style style:name="T15" style:family="text">
      <style:text-properties officeooo:rsid="003d6459"/>
    </style:style>
    <style:style style:name="T16" style:family="text">
      <style:text-properties officeooo:rsid="0023970c"/>
    </style:style>
    <style:style style:name="T17" style:family="text">
      <style:text-properties officeooo:rsid="003f7af3"/>
    </style:style>
    <style:style style:name="T18" style:family="text">
      <style:text-properties officeooo:rsid="003f88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__DdeLink__146_1285628814"/><text:span text:style-name="T12">Mi is a könnyűszerkezet</text:span>?<text:bookmark-end text:name="__DdeLink__146_1285628814"/></text:p>
      <text:p text:style-name="P1"><text:bookmark-start text:name="__DdeLink__148_1285628814"/>- ….<text:span text:style-name="T1">mi is a „ könnyűszerkezet” <text:s/>nálunk? <text:s/>- <text:s/>Vastag fagerendákból, erős kötőelemekkel összeállított, remek hőszigetelővel kitöltött falméretű keretek! A keretek kívülről cementkötésű forgácslappal, belül pedig gipszkartonnal burkoltak. A külső lapok hordozzák a dryvit hőszigetelő burkolatot.</text:span></text:p>
      <text:p text:style-name="P2"><text:bookmark-start text:name="__DdeLink__150_1285628814"/>Ezekből a táblákból rakják össze az épületet, persze az ajtók és ablakok helyét előbb kialak<text:span text:style-name="T13">í</text:span>tják, <text:span text:style-name="T14">amelyek természetesen hőszigetelő műanyagból és fából készültek, szúnyoghálós kivitelben.</text:span><text:bookmark-end text:name="__DdeLink__150_1285628814"/></text:p>
      <text:p text:style-name="P3">A <text:span text:style-name="T2">falakra épül a födém, és a tető szerkezete. Mindez gyorsan, és nagyon „ tisztán”, szinte hulladék nélkül, ahogy például kialakították, szigetelték, burkolták a tetőteret!</text:span><text:bookmark-end text:name="__DdeLink__148_1285628814"/></text:p>
      <text:p text:style-name="P4">A fagerendás szerkezet lehetővé teszi az utólagos változtatásokat, beépítéseket, bontásokat, ez igen jól jön majd akkor, amikor átalakítja a házat igényei szerint!</text:p>
      <text:p text:style-name="P4"/>
      <text:p text:style-name="P21"><text:bookmark-start text:name="__DdeLink__167_1000107539"/>Ez n<text:span text:style-name="T13">e</text:span>m pince?<text:bookmark-end text:name="__DdeLink__167_1000107539"/></text:p>
      <text:p text:style-name="P5"><text:bookmark-start text:name="__DdeLink__169_1000107539"/>a „ SZUTERÉN „ <text:s/>Mi ugyan pincének h<text:span text:style-name="T15">í</text:span>vjuk,<text:span text:style-name="T15">c</text:span>de mivel egyik oldala teljesen szabadon van és két ablak is bevilág<text:span text:style-name="T15">í</text:span>tja - ezért hivatalosan <text:span text:style-name="T3">szuterén!</text:span></text:p>
      <text:p text:style-name="P26"><text:span text:style-name="T16">Három létfontosságú elem foglalja itt a helyet <text:s/>a fatüzelésű vízteres kazán, a központi fűtés lelke, <text:s/>a pb. gázbojler „ aki”rővid üzemidőket teljesitett, ha télen <text:s/>elmentünk pár napra .Harmadikként a pb gázboylert a zuhanyfülke táplálóját emlitem! <text:s/></text:span>Fat<text:span text:style-name="T17">ü</text:span>zelésű</text:p>
      <text:p text:style-name="P26"/>
      <text:p text:style-name="P7">Itt csatlakozik a melegviz készitéshez a <text:s/>közös hőcserélőn keresztül a központi fűtés <text:span text:style-name="T5">ha tél van,-</text:span></text:p>
      <text:p text:style-name="P9">vagy a napkollektor, ha melegen süt a nap!</text:p>
      <text:p text:style-name="P9">Nem feledhetjük a konyhát, hiszen annyi finomságot főztünk itt baráti , családi összejöveteleken!<text:bookmark-end text:name="__DdeLink__169_1000107539"/></text:p>
      <text:p text:style-name="P21">Hogyan alszunk?</text:p>
      <text:p text:style-name="P6">Essen szó röviden a tetőtérről és a teraszról! <text:s/>A tetőtér komoly hőszigetelése <text:span text:style-name="T4">kellemes hőmérsékletet biztosit télen- nyáron. Minden ősszel a próbafűtésnél bekapcsoljuk a tetőtéri rendszert is, de még soha télen nem kellett itt fűteni! -Igaz, hogy szeretünk hüvösben aludni!</text:span></text:p>
      <text:p text:style-name="P8">A terasz csodaszép kilátást biztosit ésbarátságos pihenést nyújt késő őszig! A nyári forró napsütést pár nádfüggöny hatékonyan csökkenti.</text:p>
      <text:p text:style-name="P22">És a téli tüzelő?</text:p>
      <text:p text:style-name="P9">Többször emlitettük a „hőszigetelést”. Kézenfekvő, hogy tudni kell, mennyi fát kell behordani a tá-</text:p>
      <text:p text:style-name="P9">rolóba őszig.<text:span text:style-name="T6">A mi fűtési módunk mellett – éjszaka nem fűtöttünk – az elmúlt évek tapasztalatai alapján az éves fa mennyisége …….m3</text:span></text:p>
      <text:p text:style-name="P20">A jog és az almatárolók….</text:p>
      <text:p text:style-name="P10">Az épületről van egy igazolásunk, hogy <text:span text:style-name="T7">van, létezik!Az történt-ami sok házat érint a környéken -</text:span></text:p>
      <text:p text:style-name="P11">az épités során túlléptük az engedélyezett 3% beépitési lehetőséget, és nem kaptuk meg a használatbavételi <text:span text:style-name="T8">engedélyt , és a telekkönyvi bejegyzést.!</text:span></text:p>
      <text:p text:style-name="P12">Az önkormányzat ezzel az épülettel nem tehet semmit mert10 évnél régebben áll.!(megjegyzem a </text:p>
      <text:p text:style-name="P12">megemelt beépithetőségre a törvényi lehetőség megvan, már csak az önkormányzati jóindulatra várunk)!</text:p>
      <text:p text:style-name="P9"/>
      <text:p text:style-name="P12"/>
      <text:p text:style-name="P12"/>
      <text:p text:style-name="P12"/>
      <text:p text:style-name="P20">Hol játszanak <text:s/>a rigók?</text:p>
      <text:p text:style-name="P13"><text:bookmark-start text:name="__DdeLink__171_1000107539"/><text:span text:style-name="T11">A telek fekvése</text:span><text:bookmark-end text:name="__DdeLink__171_1000107539"/> <text:s/></text:p>
      <text:p text:style-name="P14">.Az 1096m2 terület a HOSSZÚ-hegy déli odalán van. Tengerszint feletti magassága kb300m <text:line-break/>A hegy déli lejtőjének görgeteges részén, egy nagy <text:span text:style-name="T18">régi </text:span>v<text:span text:style-name="T18">í</text:span>zmosás <text:span text:style-name="T9">a telek. A művelés során a terepjellegzetességeit megtartottuk, így a hegy felőli vizfolyások gond nélkül lefolynak.A biztonság kedvéért a szuterén draincsövel mentesitve!</text:span></text:p>
      <text:p text:style-name="P16"/>
      <text:p text:style-name="P16"/>
      <text:p text:style-name="P15"/>
      <text:p text:style-name="P25"/>
      <text:p text:style-name="P20">Hová kakil a Kutya?</text:p>
      <text:p text:style-name="P19"><text:bookmark-start text:name="__DdeLink__173_1000107539"/>Talajművelés<text:bookmark-end text:name="__DdeLink__173_1000107539"/></text:p>
      <text:p text:style-name="P17">A talajt ősgyep boritja. <text:span text:style-name="T10">A növényzet főleg örökzöld, tuják, borókák.AZ orvosi zsája, a kakukkfű, a levendula, borsmenta, majoranna, rozmaring -valami mindig illatozik.A birs, a golden alma a körték, mandula a mogyoró mindmind finom és remek befőtteket készitünk.</text:span></text:p>
      <text:p text:style-name="P24"/>
      <text:p text:style-name="P24"/>
      <text:p text:style-name="P24"/>
      <text:p text:style-name="P24"><text:span text:style-name="T12">A környék</text:span>……</text:p>
      <text:p text:style-name="P24"/>
      <text:p text:style-name="P24"/>
      <text:p text:style-name="P24"/>
      <text:p text:style-name="P24"/>
      <text:p text:style-name="P23"><text:bookmark-start text:name="__DdeLink__175_1000107539"/>A közvetlen környék<text:bookmark-end text:name="__DdeLink__175_1000107539"/></text:p>
      <text:p text:style-name="P23"/>
      <text:p text:style-name="P23"/>
      <text:p text:style-name="P23"/>
      <text:p text:style-name="P23"><text:bookmark-start text:name="__DdeLink__177_1000107539"/>A vonzáskörzet<text:bookmark-end text:name="__DdeLink__177_1000107539"/></text:p>
      <text:p text:style-name="P23"/>
      <text:p text:style-name="P23"/>
      <text:p text:style-name="P23"/>
      <text:p text:style-name="P23"/>
      <text:p text:style-name="P23"/>
      <text:p text:style-name="P23">JÓHIR pecásoknak és <text:s/>túrázók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4:58.831218382</meta:creation-date>
    <dc:date>2017-03-07T16:54:15.546656902</dc:date>
    <meta:editing-duration>PT1H2M17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474" meta:character-count="3356" meta:non-whitespace-character-count="2896"/>
  </office:meta>
</office:document-meta>
</file>